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c575"/>
    </style:style>
    <style:style style:name="P2" style:family="paragraph" style:parent-style-name="Standard">
      <style:text-properties officeooo:paragraph-rsid="000dc575"/>
    </style:style>
    <style:style style:name="P3" style:family="paragraph" style:parent-style-name="Standard">
      <style:text-properties officeooo:paragraph-rsid="000f8f2c"/>
    </style:style>
    <style:style style:name="P4" style:family="paragraph" style:parent-style-name="Standard">
      <style:text-properties officeooo:rsid="000f8f2c" officeooo:paragraph-rsid="000f8f2c"/>
    </style:style>
    <style:style style:name="T1" style:family="text">
      <style:text-properties officeooo:rsid="000f8f2c"/>
    </style:style>
    <style:style style:name="T2" style:family="text">
      <style:text-properties officeooo:rsid="001ab6e5"/>
    </style:style>
    <style:style style:name="T3" style:family="text">
      <style:text-properties officeooo:rsid="001bc2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System Test <text:span text:style-name="T2">test could not contact the server</text:span></text:p>
      <text:p text:style-name="P1"/>
      <text:p text:style-name="P1">1. <text:s/>Start the application</text:p>
      <text:p text:style-name="P1">2. <text:s/>Type the server location: “localhost:<text:span text:style-name="T3">5000</text:span>” when the “Enter server location: ”dialog pops up</text:p>
      <text:p text:style-name="P1"/>
      <text:p text:style-name="P1">The app should now display the message dialog:” <text:span text:style-name="T3">Could not contact the server</text:span>“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02:28:32.415155304</meta:creation-date>
    <dc:date>2020-11-18T02:33:24.121496140</dc:date>
    <meta:editing-duration>PT4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40" meta:character-count="246" meta:non-whitespace-character-count="208"/>
  </office:meta>
</office:document-meta>
</file>